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3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4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5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6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7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8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9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0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1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2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3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4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35" style:parent-style-name="Základnítext" style:family="paragraph">
      <style:text-properties fo:color="#FF0000"/>
    </style:style>
    <style:style style:name="P36" style:parent-style-name="podpis" style:family="paragraph">
      <style:paragraph-properties fo:margin-top="0.3333in"/>
    </style:style>
    <style:style style:name="P37" style:parent-style-name="Normální" style:family="paragraph">
      <style:text-properties fo:color="#FF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4/2023<text:bookmark-end text:name="Text14"/></text:p>
            <text:p text:style-name="Normální">KVOP-30056/2023<text:bookmark-end text:name="Text2"/></text:p>
            <text:p text:style-name="Normální"><text:bookmark-start text:name="Text6"/>14. 08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<text:bookmark-start text:name="Text9"/>Mgr.<text:s/><text:bookmark-end text:name="Text9"/>R. K.</text:p>
            <text:p text:style-name="Normální"><text:bookmark-start text:name="Text10"/><text:s text:c="5"/><text:bookmark-end text:name="Text10"/></text:p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vyřízení žádosti o informace</text:h>
      <text:h text:style-name="Nadpis1" text:outline-level="1">podle zákona č. 106/1999 Sb., o svobodném přístupu k informacím</text:h>
      <text:p text:style-name="Normální"/>
      <text:p text:style-name="Základnítext">Vážená paní K.,</text:p>
      <text:p text:style-name="Základnítext">dne 7. srpna obdržel veřejný ochránce práv Vaši žádost o informace. Žádáte o:</text:p>
      <text:list text:style-name="LFO3_1" text:continue-numbering="true">
        <text:list-item>
          <text:p text:style-name="P18">Poskytnutí informace týkající se výzkumu Poskytování<text:s/>zubní péče lidem s mentálním postižením a poruchami autistického spektra. Konkrétně seznam zařízení, která ve sledovaném období 2015 až 2017 ošetřila alespoň jednoho pacienta, a proto byla zařazena do výzkumu.</text:p>
        </text:list-item>
      </text:list>
      <text:p text:style-name="Základnítext"><text:span text:style-name="Silné">Dáváme Vám tyto informace</text:span>:</text:p>
      <text:h text:style-name="Nadpis2" text:outline-level="2">K bodu č. 1</text:h>
      <text:p text:style-name="Základnítext">Dotazník jsme v rámci výzkumu zaslali celkem 35 pracovištím, která měla uzavřenou se Všeobecnou zdravotní pojišťovnou smlouvu o poskytování a úhradě zdravotních služeb současně v oboru anesteziologie a intenzivní medicína klinická stomatologie. Ve sledovaném období 2015 až 2017 ošetřilo alespoň jednoho pacienta celkem 16 pracovišť. Konkrétně se jednalo o:</text:p>
      <text:list text:style-name="LFO4" text:continue-numbering="true">
        <text:list-item>
          <text:p text:style-name="P19">ODDĚLENÍ ÚSTNÍ, ČELISTNÍ A OBLIČEJOVÉ CHIRURGIE KNTB, ZLÍN</text:p>
        </text:list-item>
        <text:list-item>
          <text:p text:style-name="P20">ORL - lůžková část, Oblastní nemocnice Mladá Boleslav, a. s.</text:p>
        </text:list-item>
        <text:list-item>
          <text:p text:style-name="P21">FN Motol (Stomatologická klinika dětí a dospělých 2. LF UK a FN Motol)</text:p>
        </text:list-item>
        <text:list-item>
          <text:p text:style-name="P22">ÚVN Praha, Klinika ORL a MFCH</text:p>
        </text:list-item>
        <text:list-item>
          <text:p text:style-name="P23">Klinika zubního lékařství Fakultní nemocnice a Univerzity Palackého Olomouc</text:p>
        </text:list-item>
        <text:list-item>
          <text:p text:style-name="P24">Nemocnice Hořovice</text:p>
        </text:list-item>
        <text:list-item>
          <text:p text:style-name="P25">Oddělení Ústní, čelistní a obličejové chirurgie, Nemocnice České Budějovice</text:p>
        </text:list-item>
        <text:list-item>
          <text:p text:style-name="P26">FN v Plzni, Stomatologická klinika</text:p>
        </text:list-item>
        <text:list-item>
          <text:p text:style-name="P27">Krajská zdravotní, a. s. - Masarykova nemocnice v Ústí nad Labem - Oddělení ústní, čelistní a obličejové chirurgie</text:p>
        </text:list-item>
        <text:list-item>
          <text:p text:style-name="P28">Odd. ÚČOCH Pardubice</text:p>
        </text:list-item>
        <text:list-item>
          <text:p text:style-name="P29">Klinika ústní, čelistní a obličejové chirurgie Fakultní nemocnice v Ostravě</text:p>
        </text:list-item>
        <text:list-item>
          <text:p text:style-name="P30">Stomatologická klinika 1.LFUK a VFN, Praha</text:p>
        </text:list-item>
        <text:list-item>
          <text:p text:style-name="P31">Krajská nemocnice Liberec, a. s., ÚČOCH</text:p>
        </text:list-item>
        <text:list-item>
          <text:p text:style-name="P32">FN Brno, Poliklinická ambulantní část</text:p>
        </text:list-item>
        <text:list-item>
          <text:p text:style-name="P33">FN u sv. Anny</text:p>
        </text:list-item>
        <text:list-item>
          <text:p text:style-name="P34">Stomatologická klinika Fakultní nemocnice Hradec Králové</text:p>
        </text:list-item>
      </text:list>
      <text:p text:style-name="P35"/>
      <text:p text:style-name="Základnítext">S pozdravem</text:p>
      <text:p text:style-name="Základnítext"/>
      <text:p text:style-name="Základnítext"/>
      <text:p text:style-name="P36">JUDr. Pavel Pořízek, Ph.D. v. r.</text:p>
      <text:p text:style-name="podpis">vedoucí Kanceláře veřejného ochránce práv</text:p>
      <text:p text:style-name="podpis">(podepsáno elektronicky)</text:p>
      <text:p text:style-name="P37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QVPE*</text:span></text:p>
        <text:p text:style-name="P12"><text:span text:style-name="T13">KVOPX00DQVPE</text:span>KVOPX00DQVPE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9-15T10:06:00Z</meta:creation-date>
    <dc:date>2023-09-15T10:13:00Z</dc:date>
    <meta:print-date>2016-06-27T07:08:00Z</meta:print-date>
    <meta:template xlink:href="KVOP_dopis%20vedoucího" xlink:type="simple"/>
    <meta:editing-cycles>3</meta:editing-cycles>
    <meta:editing-duration>PT360S</meta:editing-duration>
    <meta:user-defined meta:name="ContentTypeId">0x010100D3A71DC738674B4893D02C4CA0E22FAC</meta:user-defined>
    <meta:document-statistic meta:page-count="2" meta:paragraph-count="3" meta:word-count="281" meta:character-count="1938" meta:row-count="13" meta:non-whitespace-character-count="1660"/>
  </office:meta>
</office:document-meta>
</file>